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800000514935BA2CB.png" manifest:media-type=""/>
  <manifest:file-entry manifest:full-path="Pictures/1000000000000428000005147AB9C9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20e14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20e14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2.011cm"/>
        </style:tab-stops>
      </style:paragraph-properties>
      <style:text-properties officeooo:paragraph-rsid="00020e14"/>
    </style:style>
    <style:style style:name="T1" style:family="text">
      <style:text-properties officeooo:rsid="00020e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zujnik Parametrów muru 1.0</text:span></text:p>
      <text:p text:style-name="P1"/>
      <text:p text:style-name="P1"/>
      <text:p text:style-name="P1"/>
      <text:p text:style-name="P3"><text:tab/><draw:frame draw:style-name="fr1" draw:name="grafika1" text:anchor-type="as-char" svg:width="8.17cm" svg:height="9.999cm" draw:z-index="0"><draw:image xlink:href="Pictures/100000000000042800000514935BA2CB.png" xlink:type="simple" xlink:show="embed" xlink:actuate="onLoad"/></draw:frame></text:p>
      <text:p text:style-name="P3"><text:span text:style-name="T1"><text:tab/>Strona wierzchnia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tab/></text:span><text:span text:style-name="T1"><draw:frame draw:style-name="fr2" draw:name="grafika2" text:anchor-type="as-char" svg:width="8.17cm" svg:height="9.999cm" draw:z-index="1"><draw:image xlink:href="Pictures/1000000000000428000005147AB9C9E2.png" xlink:type="simple" xlink:show="embed" xlink:actuate="onLoad"/></draw:frame></text:span></text:p>
      <text:p text:style-name="P3"><text:span text:style-name="T1"><text:tab/>Strona druk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01:57.31</meta:creation-date>
    <meta:print-date>2014-09-05T15:12:59.31</meta:print-date>
    <dc:date>2014-09-05T15:16:31.48</dc:date>
    <meta:editing-duration>P0D</meta:editing-duration>
    <meta:editing-cycles>1</meta:editing-cycles>
    <meta:document-statistic meta:table-count="0" meta:image-count="2" meta:object-count="0" meta:page-count="1" meta:paragraph-count="5" meta:word-count="8" meta:character-count="62" meta:non-whitespace-character-count="51"/>
    <meta:generator>LibreOffice/3.6$Windows_x86 LibreOffice_project/2ef5aff-a6fb0ff-166bdff-cf087ad-0f1389</meta:generator>
  </office:meta>
</office:document-meta>
</file>